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Tur" svg:font-family="'Arial Tur'"/>
    <style:font-face style:name="Courier" svg:font-family="Courier" style:font-family-generic="roman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1.312cm"/>
    </style:style>
    <style:style style:name="co2" style:family="table-column">
      <style:table-column-properties fo:break-before="auto" style:column-width="1.732cm"/>
    </style:style>
    <style:style style:name="co3" style:family="table-column">
      <style:table-column-properties fo:break-before="auto" style:column-width="1.817cm"/>
    </style:style>
    <style:style style:name="co4" style:family="table-column">
      <style:table-column-properties fo:break-before="auto" style:column-width="1.789cm"/>
    </style:style>
    <style:style style:name="ro1" style:family="table-row">
      <style:table-row-properties style:row-height="0.497cm" fo:break-before="auto" style:use-optimal-row-height="false"/>
    </style:style>
    <style:style style:name="ro2" style:family="table-row">
      <style:table-row-properties style:row-height="0.529cm" fo:break-before="auto" style:use-optimal-row-height="false"/>
    </style:style>
    <style:style style:name="ro3" style:family="table-row">
      <style:table-row-properties style:row-height="0.563cm" fo:break-before="auto" style:use-optimal-row-height="false"/>
    </style:style>
    <style:style style:name="ro4" style:family="table-row">
      <style:table-row-properties style:row-height="0.457cm" fo:break-before="auto" style:use-optimal-row-height="false"/>
    </style:style>
    <style:style style:name="ro5" style:family="table-row">
      <style:table-row-properties style:row-height="0.45cm" fo:break-before="auto" style:use-optimal-row-height="false"/>
    </style:style>
    <style:style style:name="ta1" style:family="table" style:master-page-name="PageStyle_5f_t47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 style:data-style-name="N0">
      <style:table-cell-properties style:glyph-orientation-vertical="0" fo:background-color="#ffffff" style:cell-protect="protected" style:print-content="true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style:glyph-orientation-vertical="0" fo:border-bottom="1.76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5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6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" style:family="table-cell" style:parent-style-name="Default" style:data-style-name="N0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8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9" style:family="table-cell" style:parent-style-name="Default" style:data-style-name="N0">
      <style:table-cell-properties style:glyph-orientation-vertical="0" fo:border-bottom="1.76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" style:family="table-cell" style:parent-style-name="Normal_5f_10923_5f_94_5f_1_5f_19.10.2012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1" style:family="table-cell" style:parent-style-name="Normal_5f_10923_5f_94_5f_1_5f_19.10.2012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2" style:family="table-cell" style:parent-style-name="Default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" style:family="table-cell" style:parent-style-name="Default">
      <style:table-cell-properties style:glyph-orientation-vertical="0" fo:border-bottom="1.76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8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9" style:family="table-cell" style:parent-style-name="Default" style:data-style-name="N161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0" style:family="table-cell" style:parent-style-name="Default" style:data-style-name="N161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1" style:family="table-cell" style:parent-style-name="Normal_20_2" style:data-style-name="N161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2" style:family="table-cell" style:parent-style-name="Default" style:data-style-name="N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3" style:family="table-cell" style:parent-style-name="Default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4" style:family="table-cell" style:parent-style-name="Default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5" style:family="table-cell" style:parent-style-name="Default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1.76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8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9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0" style:family="table-cell" style:parent-style-name="Default" style:data-style-name="N0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1" style:family="table-cell" style:parent-style-name="Default" style:data-style-name="N161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2" style:family="table-cell" style:parent-style-name="Default" style:data-style-name="N161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3" style:family="table-cell" style:parent-style-name="Normal_20_2" style:data-style-name="N161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4" style:family="table-cell" style:parent-style-name="Default" style:data-style-name="N161">
      <style:table-cell-properties style:glyph-orientation-vertical="0" fo:border-bottom="1.76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5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7" style:family="table-cell" style:parent-style-name="Default" style:data-style-name="N1">
      <style:table-cell-properties style:glyph-orientation-vertical="0" fo:background-color="#ffffff" style:cell-protect="protected" style:print-content="true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Default" style:data-style-name="N1">
      <style:table-cell-properties style:glyph-orientation-vertical="0" fo:border-bottom="1.76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9" style:family="table-cell" style:parent-style-name="Default" style:data-style-name="N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40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1" style:family="table-cell" style:parent-style-name="Default" style:data-style-name="N1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2" style:family="table-cell" style:parent-style-name="Default" style:data-style-name="N1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3" style:family="table-cell" style:parent-style-name="Default" style:data-style-name="N1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4" style:family="table-cell" style:parent-style-name="Default" style:data-style-name="N1">
      <style:table-cell-properties style:glyph-orientation-vertical="0" fo:border-bottom="1.76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45" style:family="table-cell" style:parent-style-name="Default" style:data-style-name="N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6" style:family="table-cell" style:parent-style-name="Default" style:data-style-name="N1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Default" style:data-style-name="N1">
      <style:table-cell-properties style:glyph-orientation-vertical="0" fo:border-bottom="1.76pt solid #000000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8" style:family="table-cell" style:parent-style-name="Default" style:data-style-name="N163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9" style:family="table-cell" style:parent-style-name="Default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3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5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T1" style:family="text">
      <style:text-properties style:use-window-font-color="true" style:font-name="Arial" fo:font-size="9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9pt" style:font-size-complex="9pt" style:font-weight-asian="bold" style:font-weight-complex="bold" style:font-style-asian="normal" style:font-style-complex="normal"/>
    </style:style>
    <style:style style:name="T2" style:family="text">
      <style:text-properties style:use-window-font-color="true" style:font-name="Arial" fo:font-size="9pt" style:text-underline-style="none" style:text-underline-color="font-color" style:text-line-through-type="none" fo:font-style="normal" style:text-outline="false" fo:text-shadow="none" style:text-position="0% 100%" style:font-name-complex="Arial" style:font-size-asian="9pt" style:font-size-complex="9pt" style:font-style-asian="normal" style:font-style-complex="normal" fo:font-weight="normal" style:font-weight-asian="normal" style:font-weight-complex="normal"/>
    </style:style>
    <style:style style:name="T3" style:family="text">
      <style:text-properties style:use-window-font-color="true" style:font-name="Arial" fo:font-size="9pt" style:text-underline-style="none" style:text-underline-color="font-color" style:text-line-through-type="none" fo:font-style="normal" style:text-outline="false" fo:text-shadow="none" style:text-position="0% 100%" style:font-name-complex="Arial" style:font-size-asian="9pt" style:font-size-complex="9pt" style:font-style-asian="normal" style:font-style-complex="normal" fo:font-weight="bold" style:font-weight-asian="bold" style:font-weight-complex="bold"/>
    </style:style>
    <style:style style:name="T4" style:family="text">
      <style:text-properties style:use-window-font-color="true" style:font-name="Arial" fo:font-size="9pt" fo:font-weight="normal" style:text-underline-style="none" style:text-underline-color="font-color" style:text-line-through-type="none" fo:font-style="normal" style:text-outline="false" fo:text-shadow="none" style:text-position="33% 58%" style:font-name-complex="Arial" style:font-size-asian="9pt" style:font-size-complex="9pt" style:font-weight-asian="normal" style:font-weight-complex="normal" style:font-style-asian="normal" style:font-style-complex="normal"/>
    </style:style>
    <style:style style:name="T5" style:family="text">
      <style:text-properties style:use-window-font-color="true" style:font-name="Arial" fo:font-size="9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9pt" style:font-size-complex="9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t47" table:style-name="ta1" table:print-ranges="t47.A1:t47.N34">
        <office:forms form:automatic-focus="false" form:apply-design-mode="false"/>
        <table:table-column table:style-name="co1" table:default-cell-style-name="ce12"/>
        <table:table-column table:style-name="co2" table:default-cell-style-name="ce24"/>
        <table:table-column table:style-name="co3" table:number-columns-repeated="6" table:default-cell-style-name="ce24"/>
        <table:table-column table:style-name="co3" table:number-columns-repeated="6" table:default-cell-style-name="ce42"/>
        <table:table-column table:style-name="co4" table:number-columns-repeated="17" table:default-cell-style-name="ce24"/>
        <table:table-column table:style-name="co4" table:number-columns-repeated="226" table:default-cell-style-name="ce53"/>
        <table:table-column table:style-name="co4" table:number-columns-repeated="16127"/>
        <table:table-row table:style-name="ro1">
          <table:table-cell table:style-name="ce1" office:value-type="string" calcext:value-type="string">
            <text:p>Aya göre doğumlar, 2001-2022</text:p>
          </table:table-cell>
          <table:table-cell table:style-name="ce13"/>
          <table:table-cell table:style-name="ce25" table:number-columns-repeated="6"/>
          <table:table-cell table:style-name="ce37"/>
          <table:table-cell table:style-name="ce43"/>
          <table:table-cell table:style-name="ce46" table:number-columns-repeated="4"/>
          <table:table-cell table:style-name="ce25" table:number-columns-repeated="17"/>
          <table:table-cell table:style-name="ce50" table:number-columns-repeated="16353"/>
        </table:table-row>
        <table:table-row table:style-name="ro1">
          <table:table-cell table:style-name="ce2" office:value-type="string" calcext:value-type="string">
            <text:p>Births by month, 2001-2022 turkey</text:p>
          </table:table-cell>
          <table:table-cell table:style-name="ce14"/>
          <table:table-cell table:style-name="ce26" table:number-columns-repeated="6"/>
          <table:table-cell table:style-name="ce37"/>
          <table:table-cell table:style-name="ce43"/>
          <table:table-cell table:style-name="ce46" table:number-columns-repeated="4"/>
          <table:table-cell table:style-name="ce26" table:number-columns-repeated="17"/>
          <table:table-cell table:style-name="ce51" table:number-columns-repeated="16353"/>
        </table:table-row>
        <table:table-row table:style-name="ro1">
          <table:table-cell table:style-name="ce3" office:value-type="string" calcext:value-type="string">
            <text:p><text:span text:style-name="T1">[31/03/2023 tarihi itibarıyla</text:span><text:span text:style-name="T2">-Date as of 31/03/2023</text:span><text:span text:style-name="T3">]</text:span></text:p>
          </table:table-cell>
          <table:table-cell table:style-name="ce15"/>
          <table:table-cell table:style-name="ce27" table:number-columns-repeated="6"/>
          <table:table-cell table:style-name="ce38"/>
          <table:table-cell table:style-name="ce44"/>
          <table:table-cell table:style-name="ce47" table:number-columns-repeated="4"/>
          <table:table-cell table:style-name="ce23" table:number-columns-repeated="17"/>
          <table:table-cell table:style-name="ce52" table:number-columns-repeated="16353"/>
        </table:table-row>
        <table:table-row table:style-name="ro2">
          <table:table-cell table:style-name="ce4"/>
          <table:table-cell table:style-name="ce16"/>
          <table:table-cell table:style-name="ce28" office:value-type="string" calcext:value-type="string" table:number-columns-spanned="12" table:number-rows-spanned="1">
            <text:p>Ay<text:span text:style-name="T5">-Month</text:span></text:p>
          </table:table-cell>
          <table:covered-table-cell table:number-columns-repeated="11" table:style-name="ce28"/>
          <table:table-cell table:number-columns-repeated="243"/>
        </table:table-row>
        <table:table-row table:style-name="ro2">
          <table:table-cell table:style-name="ce5" office:value-type="string" calcext:value-type="string">
            <text:p>Yıl</text:p>
          </table:table-cell>
          <table:table-cell table:style-name="ce17" office:value-type="string" calcext:value-type="string">
            <text:p>Toplam</text:p>
          </table:table-cell>
          <table:table-cell table:style-name="ce29" office:value-type="string" calcext:value-type="string">
            <text:p>Ocak</text:p>
          </table:table-cell>
          <table:table-cell table:style-name="ce29" office:value-type="string" calcext:value-type="string">
            <text:p>Şubat</text:p>
          </table:table-cell>
          <table:table-cell table:style-name="ce29" office:value-type="string" calcext:value-type="string">
            <text:p>Mart</text:p>
          </table:table-cell>
          <table:table-cell table:style-name="ce29" office:value-type="string" calcext:value-type="string">
            <text:p>Nisan</text:p>
          </table:table-cell>
          <table:table-cell table:style-name="ce29" office:value-type="string" calcext:value-type="string">
            <text:p>Mayıs</text:p>
          </table:table-cell>
          <table:table-cell table:style-name="ce29" office:value-type="string" calcext:value-type="string">
            <text:p>Haziran</text:p>
          </table:table-cell>
          <table:table-cell table:style-name="ce39" office:value-type="string" calcext:value-type="string">
            <text:p>Temmuz</text:p>
          </table:table-cell>
          <table:table-cell table:style-name="ce39" office:value-type="string" calcext:value-type="string">
            <text:p>Ağustos</text:p>
          </table:table-cell>
          <table:table-cell table:style-name="ce39" office:value-type="string" calcext:value-type="string">
            <text:p>Eylül</text:p>
          </table:table-cell>
          <table:table-cell table:style-name="ce39" office:value-type="string" calcext:value-type="string">
            <text:p>Ekim</text:p>
          </table:table-cell>
          <table:table-cell table:style-name="ce39" office:value-type="string" calcext:value-type="string">
            <text:p>Kasım</text:p>
          </table:table-cell>
          <table:table-cell table:style-name="ce39" office:value-type="string" calcext:value-type="string">
            <text:p>Aralık</text:p>
          </table:table-cell>
          <table:table-cell table:number-columns-repeated="243"/>
        </table:table-row>
        <table:table-row table:style-name="ro2">
          <table:table-cell table:style-name="ce6" office:value-type="string" calcext:value-type="string">
            <text:p>Year</text:p>
          </table:table-cell>
          <table:table-cell table:style-name="ce18" office:value-type="string" calcext:value-type="string">
            <text:p>Total</text:p>
          </table:table-cell>
          <table:table-cell table:style-name="ce30" office:value-type="string" calcext:value-type="string">
            <text:p>January</text:p>
          </table:table-cell>
          <table:table-cell table:style-name="ce30" office:value-type="string" calcext:value-type="string">
            <text:p>February</text:p>
          </table:table-cell>
          <table:table-cell table:style-name="ce30" office:value-type="string" calcext:value-type="string">
            <text:p>March</text:p>
          </table:table-cell>
          <table:table-cell table:style-name="ce30" office:value-type="string" calcext:value-type="string">
            <text:p>April</text:p>
          </table:table-cell>
          <table:table-cell table:style-name="ce30" office:value-type="string" calcext:value-type="string">
            <text:p>May</text:p>
          </table:table-cell>
          <table:table-cell table:style-name="ce18" office:value-type="string" calcext:value-type="string">
            <text:p>June</text:p>
          </table:table-cell>
          <table:table-cell table:style-name="ce30" office:value-type="string" calcext:value-type="string">
            <text:p>July</text:p>
          </table:table-cell>
          <table:table-cell table:style-name="ce30" office:value-type="string" calcext:value-type="string">
            <text:p>August</text:p>
          </table:table-cell>
          <table:table-cell table:style-name="ce30" office:value-type="string" calcext:value-type="string">
            <text:p>September</text:p>
          </table:table-cell>
          <table:table-cell table:style-name="ce18" office:value-type="string" calcext:value-type="string">
            <text:p>October</text:p>
          </table:table-cell>
          <table:table-cell table:style-name="ce30" office:value-type="string" calcext:value-type="string">
            <text:p>November</text:p>
          </table:table-cell>
          <table:table-cell table:style-name="ce30" office:value-type="string" calcext:value-type="string">
            <text:p>December</text:p>
          </table:table-cell>
          <table:table-cell table:number-columns-repeated="243"/>
        </table:table-row>
        <table:table-row table:style-name="ro3">
          <table:table-cell table:style-name="ce7" office:value-type="float" office:value="2001" calcext:value-type="float">
            <text:p>2001</text:p>
          </table:table-cell>
          <table:table-cell table:style-name="ce19" office:value-type="float" office:value="1323341" calcext:value-type="float">
            <text:p>1 323 341</text:p>
          </table:table-cell>
          <table:table-cell table:style-name="ce31" office:value-type="float" office:value="170397" calcext:value-type="float">
            <text:p><text:s/>170 397</text:p>
          </table:table-cell>
          <table:table-cell table:style-name="ce31" office:value-type="float" office:value="103476" calcext:value-type="float">
            <text:p><text:s/>103 476</text:p>
          </table:table-cell>
          <table:table-cell table:style-name="ce31" office:value-type="float" office:value="107912" calcext:value-type="float">
            <text:p><text:s/>107 912</text:p>
          </table:table-cell>
          <table:table-cell table:style-name="ce31" office:value-type="float" office:value="102585" calcext:value-type="float">
            <text:p><text:s/>102 585</text:p>
          </table:table-cell>
          <table:table-cell table:style-name="ce31" office:value-type="float" office:value="110391" calcext:value-type="float">
            <text:p><text:s/>110 391</text:p>
          </table:table-cell>
          <table:table-cell table:style-name="ce31" office:value-type="float" office:value="111722" calcext:value-type="float">
            <text:p><text:s/>111 722</text:p>
          </table:table-cell>
          <table:table-cell table:style-name="ce31" office:value-type="float" office:value="119752" calcext:value-type="float">
            <text:p><text:s/>119 752</text:p>
          </table:table-cell>
          <table:table-cell table:style-name="ce31" office:value-type="float" office:value="120963" calcext:value-type="float">
            <text:p><text:s/>120 963</text:p>
          </table:table-cell>
          <table:table-cell table:style-name="ce31" office:value-type="float" office:value="109590" calcext:value-type="float">
            <text:p><text:s/>109 590</text:p>
          </table:table-cell>
          <table:table-cell table:style-name="ce31" office:value-type="float" office:value="103662" calcext:value-type="float">
            <text:p><text:s/>103 662</text:p>
          </table:table-cell>
          <table:table-cell table:style-name="ce31" office:value-type="float" office:value="92554" calcext:value-type="float">
            <text:p><text:s/>92 554</text:p>
          </table:table-cell>
          <table:table-cell table:style-name="ce31" office:value-type="float" office:value="70337" calcext:value-type="float">
            <text:p><text:s/>70 337</text:p>
          </table:table-cell>
          <table:table-cell table:number-columns-repeated="243"/>
        </table:table-row>
        <table:table-row table:style-name="ro3">
          <table:table-cell table:style-name="ce7" office:value-type="float" office:value="2002" calcext:value-type="float">
            <text:p>2002</text:p>
          </table:table-cell>
          <table:table-cell table:style-name="ce19" office:value-type="float" office:value="1229555" calcext:value-type="float">
            <text:p>1 229 555</text:p>
          </table:table-cell>
          <table:table-cell table:style-name="ce31" office:value-type="float" office:value="155065" calcext:value-type="float">
            <text:p><text:s/>155 065</text:p>
          </table:table-cell>
          <table:table-cell table:style-name="ce31" office:value-type="float" office:value="103446" calcext:value-type="float">
            <text:p><text:s/>103 446</text:p>
          </table:table-cell>
          <table:table-cell table:style-name="ce31" office:value-type="float" office:value="102175" calcext:value-type="float">
            <text:p><text:s/>102 175</text:p>
          </table:table-cell>
          <table:table-cell table:style-name="ce31" office:value-type="float" office:value="95976" calcext:value-type="float">
            <text:p><text:s/>95 976</text:p>
          </table:table-cell>
          <table:table-cell table:style-name="ce31" office:value-type="float" office:value="99501" calcext:value-type="float">
            <text:p><text:s/>99 501</text:p>
          </table:table-cell>
          <table:table-cell table:style-name="ce31" office:value-type="float" office:value="102627" calcext:value-type="float">
            <text:p><text:s/>102 627</text:p>
          </table:table-cell>
          <table:table-cell table:style-name="ce31" office:value-type="float" office:value="109747" calcext:value-type="float">
            <text:p><text:s/>109 747</text:p>
          </table:table-cell>
          <table:table-cell table:style-name="ce31" office:value-type="float" office:value="108061" calcext:value-type="float">
            <text:p><text:s/>108 061</text:p>
          </table:table-cell>
          <table:table-cell table:style-name="ce31" office:value-type="float" office:value="99701" calcext:value-type="float">
            <text:p><text:s/>99 701</text:p>
          </table:table-cell>
          <table:table-cell table:style-name="ce31" office:value-type="float" office:value="96216" calcext:value-type="float">
            <text:p><text:s/>96 216</text:p>
          </table:table-cell>
          <table:table-cell table:style-name="ce31" office:value-type="float" office:value="89285" calcext:value-type="float">
            <text:p><text:s/>89 285</text:p>
          </table:table-cell>
          <table:table-cell table:style-name="ce31" office:value-type="float" office:value="67755" calcext:value-type="float">
            <text:p><text:s/>67 755</text:p>
          </table:table-cell>
          <table:table-cell table:number-columns-repeated="243"/>
        </table:table-row>
        <table:table-row table:style-name="ro3">
          <table:table-cell table:style-name="ce7" office:value-type="float" office:value="2003" calcext:value-type="float">
            <text:p>2003</text:p>
          </table:table-cell>
          <table:table-cell table:style-name="ce19" office:value-type="float" office:value="1198927" calcext:value-type="float">
            <text:p>1 198 927</text:p>
          </table:table-cell>
          <table:table-cell table:style-name="ce31" office:value-type="float" office:value="138670" calcext:value-type="float">
            <text:p><text:s/>138 670</text:p>
          </table:table-cell>
          <table:table-cell table:style-name="ce31" office:value-type="float" office:value="89548" calcext:value-type="float">
            <text:p><text:s/>89 548</text:p>
          </table:table-cell>
          <table:table-cell table:style-name="ce31" office:value-type="float" office:value="101046" calcext:value-type="float">
            <text:p><text:s/>101 046</text:p>
          </table:table-cell>
          <table:table-cell table:style-name="ce31" office:value-type="float" office:value="92574" calcext:value-type="float">
            <text:p><text:s/>92 574</text:p>
          </table:table-cell>
          <table:table-cell table:style-name="ce31" office:value-type="float" office:value="99531" calcext:value-type="float">
            <text:p><text:s/>99 531</text:p>
          </table:table-cell>
          <table:table-cell table:style-name="ce31" office:value-type="float" office:value="104644" calcext:value-type="float">
            <text:p><text:s/>104 644</text:p>
          </table:table-cell>
          <table:table-cell table:style-name="ce31" office:value-type="float" office:value="109225" calcext:value-type="float">
            <text:p><text:s/>109 225</text:p>
          </table:table-cell>
          <table:table-cell table:style-name="ce31" office:value-type="float" office:value="109159" calcext:value-type="float">
            <text:p><text:s/>109 159</text:p>
          </table:table-cell>
          <table:table-cell table:style-name="ce31" office:value-type="float" office:value="98766" calcext:value-type="float">
            <text:p><text:s/>98 766</text:p>
          </table:table-cell>
          <table:table-cell table:style-name="ce31" office:value-type="float" office:value="94838" calcext:value-type="float">
            <text:p><text:s/>94 838</text:p>
          </table:table-cell>
          <table:table-cell table:style-name="ce31" office:value-type="float" office:value="89542" calcext:value-type="float">
            <text:p><text:s/>89 542</text:p>
          </table:table-cell>
          <table:table-cell table:style-name="ce31" office:value-type="float" office:value="71384" calcext:value-type="float">
            <text:p><text:s/>71 384</text:p>
          </table:table-cell>
          <table:table-cell table:number-columns-repeated="243"/>
        </table:table-row>
        <table:table-row table:style-name="ro3">
          <table:table-cell table:style-name="ce7" office:value-type="float" office:value="2004" calcext:value-type="float">
            <text:p>2004</text:p>
          </table:table-cell>
          <table:table-cell table:style-name="ce19" office:value-type="float" office:value="1222484" calcext:value-type="float">
            <text:p>1 222 484</text:p>
          </table:table-cell>
          <table:table-cell table:style-name="ce31" office:value-type="float" office:value="141538" calcext:value-type="float">
            <text:p><text:s/>141 538</text:p>
          </table:table-cell>
          <table:table-cell table:style-name="ce31" office:value-type="float" office:value="94596" calcext:value-type="float">
            <text:p><text:s/>94 596</text:p>
          </table:table-cell>
          <table:table-cell table:style-name="ce31" office:value-type="float" office:value="100696" calcext:value-type="float">
            <text:p><text:s/>100 696</text:p>
          </table:table-cell>
          <table:table-cell table:style-name="ce31" office:value-type="float" office:value="100801" calcext:value-type="float">
            <text:p><text:s/>100 801</text:p>
          </table:table-cell>
          <table:table-cell table:style-name="ce31" office:value-type="float" office:value="102214" calcext:value-type="float">
            <text:p><text:s/>102 214</text:p>
          </table:table-cell>
          <table:table-cell table:style-name="ce31" office:value-type="float" office:value="105728" calcext:value-type="float">
            <text:p><text:s/>105 728</text:p>
          </table:table-cell>
          <table:table-cell table:style-name="ce31" office:value-type="float" office:value="111102" calcext:value-type="float">
            <text:p><text:s/>111 102</text:p>
          </table:table-cell>
          <table:table-cell table:style-name="ce31" office:value-type="float" office:value="110425" calcext:value-type="float">
            <text:p><text:s/>110 425</text:p>
          </table:table-cell>
          <table:table-cell table:style-name="ce31" office:value-type="float" office:value="98492" calcext:value-type="float">
            <text:p><text:s/>98 492</text:p>
          </table:table-cell>
          <table:table-cell table:style-name="ce31" office:value-type="float" office:value="94840" calcext:value-type="float">
            <text:p><text:s/>94 840</text:p>
          </table:table-cell>
          <table:table-cell table:style-name="ce31" office:value-type="float" office:value="90833" calcext:value-type="float">
            <text:p><text:s/>90 833</text:p>
          </table:table-cell>
          <table:table-cell table:style-name="ce31" office:value-type="float" office:value="71219" calcext:value-type="float">
            <text:p><text:s/>71 219</text:p>
          </table:table-cell>
          <table:table-cell table:number-columns-repeated="243"/>
        </table:table-row>
        <table:table-row table:style-name="ro3">
          <table:table-cell table:style-name="ce7" office:value-type="float" office:value="2005" calcext:value-type="float">
            <text:p>2005</text:p>
          </table:table-cell>
          <table:table-cell table:style-name="ce19" office:value-type="float" office:value="1244041" calcext:value-type="float">
            <text:p>1 244 041</text:p>
          </table:table-cell>
          <table:table-cell table:style-name="ce31" office:value-type="float" office:value="142311" calcext:value-type="float">
            <text:p><text:s/>142 311</text:p>
          </table:table-cell>
          <table:table-cell table:style-name="ce31" office:value-type="float" office:value="94234" calcext:value-type="float">
            <text:p><text:s/>94 234</text:p>
          </table:table-cell>
          <table:table-cell table:style-name="ce31" office:value-type="float" office:value="100529" calcext:value-type="float">
            <text:p><text:s/>100 529</text:p>
          </table:table-cell>
          <table:table-cell table:style-name="ce31" office:value-type="float" office:value="97441" calcext:value-type="float">
            <text:p><text:s/>97 441</text:p>
          </table:table-cell>
          <table:table-cell table:style-name="ce31" office:value-type="float" office:value="106833" calcext:value-type="float">
            <text:p><text:s/>106 833</text:p>
          </table:table-cell>
          <table:table-cell table:style-name="ce31" office:value-type="float" office:value="108536" calcext:value-type="float">
            <text:p><text:s/>108 536</text:p>
          </table:table-cell>
          <table:table-cell table:style-name="ce31" office:value-type="float" office:value="111066" calcext:value-type="float">
            <text:p><text:s/>111 066</text:p>
          </table:table-cell>
          <table:table-cell table:style-name="ce31" office:value-type="float" office:value="111430" calcext:value-type="float">
            <text:p><text:s/>111 430</text:p>
          </table:table-cell>
          <table:table-cell table:style-name="ce31" office:value-type="float" office:value="103273" calcext:value-type="float">
            <text:p><text:s/>103 273</text:p>
          </table:table-cell>
          <table:table-cell table:style-name="ce31" office:value-type="float" office:value="103310" calcext:value-type="float">
            <text:p><text:s/>103 310</text:p>
          </table:table-cell>
          <table:table-cell table:style-name="ce31" office:value-type="float" office:value="92364" calcext:value-type="float">
            <text:p><text:s/>92 364</text:p>
          </table:table-cell>
          <table:table-cell table:style-name="ce31" office:value-type="float" office:value="72714" calcext:value-type="float">
            <text:p><text:s/>72 714</text:p>
          </table:table-cell>
          <table:table-cell table:number-columns-repeated="243"/>
        </table:table-row>
        <table:table-row table:style-name="ro3">
          <table:table-cell table:style-name="ce7" office:value-type="float" office:value="2006" calcext:value-type="float">
            <text:p>2006</text:p>
          </table:table-cell>
          <table:table-cell table:style-name="ce19" office:value-type="float" office:value="1255432" calcext:value-type="float">
            <text:p>1 255 432</text:p>
          </table:table-cell>
          <table:table-cell table:style-name="ce31" office:value-type="float" office:value="128708" calcext:value-type="float">
            <text:p><text:s/>128 708</text:p>
          </table:table-cell>
          <table:table-cell table:style-name="ce31" office:value-type="float" office:value="94760" calcext:value-type="float">
            <text:p><text:s/>94 760</text:p>
          </table:table-cell>
          <table:table-cell table:style-name="ce31" office:value-type="float" office:value="104126" calcext:value-type="float">
            <text:p><text:s/>104 126</text:p>
          </table:table-cell>
          <table:table-cell table:style-name="ce31" office:value-type="float" office:value="97624" calcext:value-type="float">
            <text:p><text:s/>97 624</text:p>
          </table:table-cell>
          <table:table-cell table:style-name="ce31" office:value-type="float" office:value="103903" calcext:value-type="float">
            <text:p><text:s/>103 903</text:p>
          </table:table-cell>
          <table:table-cell table:style-name="ce31" office:value-type="float" office:value="112016" calcext:value-type="float">
            <text:p><text:s/>112 016</text:p>
          </table:table-cell>
          <table:table-cell table:style-name="ce31" office:value-type="float" office:value="115097" calcext:value-type="float">
            <text:p><text:s/>115 097</text:p>
          </table:table-cell>
          <table:table-cell table:style-name="ce31" office:value-type="float" office:value="117298" calcext:value-type="float">
            <text:p><text:s/>117 298</text:p>
          </table:table-cell>
          <table:table-cell table:style-name="ce31" office:value-type="float" office:value="107158" calcext:value-type="float">
            <text:p><text:s/>107 158</text:p>
          </table:table-cell>
          <table:table-cell table:style-name="ce31" office:value-type="float" office:value="105773" calcext:value-type="float">
            <text:p><text:s/>105 773</text:p>
          </table:table-cell>
          <table:table-cell table:style-name="ce31" office:value-type="float" office:value="93167" calcext:value-type="float">
            <text:p><text:s/>93 167</text:p>
          </table:table-cell>
          <table:table-cell table:style-name="ce31" office:value-type="float" office:value="75802" calcext:value-type="float">
            <text:p><text:s/>75 802</text:p>
          </table:table-cell>
          <table:table-cell table:number-columns-repeated="243"/>
        </table:table-row>
        <table:table-row table:style-name="ro3">
          <table:table-cell table:style-name="ce7" office:value-type="float" office:value="2007" calcext:value-type="float">
            <text:p>2007</text:p>
          </table:table-cell>
          <table:table-cell table:style-name="ce19" office:value-type="float" office:value="1289992" calcext:value-type="float">
            <text:p>1 289 992</text:p>
          </table:table-cell>
          <table:table-cell table:style-name="ce31" office:value-type="float" office:value="131276" calcext:value-type="float">
            <text:p><text:s/>131 276</text:p>
          </table:table-cell>
          <table:table-cell table:style-name="ce31" office:value-type="float" office:value="93927" calcext:value-type="float">
            <text:p><text:s/>93 927</text:p>
          </table:table-cell>
          <table:table-cell table:style-name="ce31" office:value-type="float" office:value="102807" calcext:value-type="float">
            <text:p><text:s/>102 807</text:p>
          </table:table-cell>
          <table:table-cell table:style-name="ce31" office:value-type="float" office:value="100159" calcext:value-type="float">
            <text:p><text:s/>100 159</text:p>
          </table:table-cell>
          <table:table-cell table:style-name="ce31" office:value-type="float" office:value="108119" calcext:value-type="float">
            <text:p><text:s/>108 119</text:p>
          </table:table-cell>
          <table:table-cell table:style-name="ce31" office:value-type="float" office:value="110359" calcext:value-type="float">
            <text:p><text:s/>110 359</text:p>
          </table:table-cell>
          <table:table-cell table:style-name="ce31" office:value-type="float" office:value="122324" calcext:value-type="float">
            <text:p><text:s/>122 324</text:p>
          </table:table-cell>
          <table:table-cell table:style-name="ce31" office:value-type="float" office:value="118169" calcext:value-type="float">
            <text:p><text:s/>118 169</text:p>
          </table:table-cell>
          <table:table-cell table:style-name="ce31" office:value-type="float" office:value="111055" calcext:value-type="float">
            <text:p><text:s/>111 055</text:p>
          </table:table-cell>
          <table:table-cell table:style-name="ce31" office:value-type="float" office:value="109888" calcext:value-type="float">
            <text:p><text:s/>109 888</text:p>
          </table:table-cell>
          <table:table-cell table:style-name="ce31" office:value-type="float" office:value="99639" calcext:value-type="float">
            <text:p><text:s/>99 639</text:p>
          </table:table-cell>
          <table:table-cell table:style-name="ce31" office:value-type="float" office:value="82270" calcext:value-type="float">
            <text:p><text:s/>82 270</text:p>
          </table:table-cell>
          <table:table-cell table:number-columns-repeated="243"/>
        </table:table-row>
        <table:table-row table:style-name="ro3">
          <table:table-cell table:style-name="ce7" office:value-type="float" office:value="2008" calcext:value-type="float">
            <text:p>2008</text:p>
          </table:table-cell>
          <table:table-cell table:style-name="ce19" office:value-type="float" office:value="1295511" calcext:value-type="float">
            <text:p>1 295 511</text:p>
          </table:table-cell>
          <table:table-cell table:style-name="ce31" office:value-type="float" office:value="130424" calcext:value-type="float">
            <text:p><text:s/>130 424</text:p>
          </table:table-cell>
          <table:table-cell table:style-name="ce31" office:value-type="float" office:value="98099" calcext:value-type="float">
            <text:p><text:s/>98 099</text:p>
          </table:table-cell>
          <table:table-cell table:style-name="ce31" office:value-type="float" office:value="102962" calcext:value-type="float">
            <text:p><text:s/>102 962</text:p>
          </table:table-cell>
          <table:table-cell table:style-name="ce31" office:value-type="float" office:value="102877" calcext:value-type="float">
            <text:p><text:s/>102 877</text:p>
          </table:table-cell>
          <table:table-cell table:style-name="ce31" office:value-type="float" office:value="107003" calcext:value-type="float">
            <text:p><text:s/>107 003</text:p>
          </table:table-cell>
          <table:table-cell table:style-name="ce31" office:value-type="float" office:value="110089" calcext:value-type="float">
            <text:p><text:s/>110 089</text:p>
          </table:table-cell>
          <table:table-cell table:style-name="ce31" office:value-type="float" office:value="119977" calcext:value-type="float">
            <text:p><text:s/>119 977</text:p>
          </table:table-cell>
          <table:table-cell table:style-name="ce31" office:value-type="float" office:value="120048" calcext:value-type="float">
            <text:p><text:s/>120 048</text:p>
          </table:table-cell>
          <table:table-cell table:style-name="ce31" office:value-type="float" office:value="114470" calcext:value-type="float">
            <text:p><text:s/>114 470</text:p>
          </table:table-cell>
          <table:table-cell table:style-name="ce31" office:value-type="float" office:value="107978" calcext:value-type="float">
            <text:p><text:s/>107 978</text:p>
          </table:table-cell>
          <table:table-cell table:style-name="ce31" office:value-type="float" office:value="97389" calcext:value-type="float">
            <text:p><text:s/>97 389</text:p>
          </table:table-cell>
          <table:table-cell table:style-name="ce31" office:value-type="float" office:value="84195" calcext:value-type="float">
            <text:p><text:s/>84 195</text:p>
          </table:table-cell>
          <table:table-cell table:number-columns-repeated="243"/>
        </table:table-row>
        <table:table-row table:style-name="ro3">
          <table:table-cell table:style-name="ce8" office:value-type="float" office:value="2009" calcext:value-type="float">
            <text:p>2009</text:p>
          </table:table-cell>
          <table:table-cell table:style-name="ce19" office:value-type="float" office:value="1266751" calcext:value-type="float">
            <text:p>1 266 751</text:p>
          </table:table-cell>
          <table:table-cell table:style-name="ce31" office:value-type="float" office:value="122407" calcext:value-type="float">
            <text:p><text:s/>122 407</text:p>
          </table:table-cell>
          <table:table-cell table:style-name="ce31" office:value-type="float" office:value="92414" calcext:value-type="float">
            <text:p><text:s/>92 414</text:p>
          </table:table-cell>
          <table:table-cell table:style-name="ce31" office:value-type="float" office:value="99419" calcext:value-type="float">
            <text:p><text:s/>99 419</text:p>
          </table:table-cell>
          <table:table-cell table:style-name="ce31" office:value-type="float" office:value="103432" calcext:value-type="float">
            <text:p><text:s/>103 432</text:p>
          </table:table-cell>
          <table:table-cell table:style-name="ce31" office:value-type="float" office:value="103783" calcext:value-type="float">
            <text:p><text:s/>103 783</text:p>
          </table:table-cell>
          <table:table-cell table:style-name="ce31" office:value-type="float" office:value="107847" calcext:value-type="float">
            <text:p><text:s/>107 847</text:p>
          </table:table-cell>
          <table:table-cell table:style-name="ce31" office:value-type="float" office:value="117160" calcext:value-type="float">
            <text:p><text:s/>117 160</text:p>
          </table:table-cell>
          <table:table-cell table:style-name="ce31" office:value-type="float" office:value="116229" calcext:value-type="float">
            <text:p><text:s/>116 229</text:p>
          </table:table-cell>
          <table:table-cell table:style-name="ce31" office:value-type="float" office:value="115824" calcext:value-type="float">
            <text:p><text:s/>115 824</text:p>
          </table:table-cell>
          <table:table-cell table:style-name="ce31" office:value-type="float" office:value="105407" calcext:value-type="float">
            <text:p><text:s/>105 407</text:p>
          </table:table-cell>
          <table:table-cell table:style-name="ce31" office:value-type="float" office:value="96155" calcext:value-type="float">
            <text:p><text:s/>96 155</text:p>
          </table:table-cell>
          <table:table-cell table:style-name="ce31" office:value-type="float" office:value="86674" calcext:value-type="float">
            <text:p><text:s/>86 674</text:p>
          </table:table-cell>
          <table:table-cell table:number-columns-repeated="243"/>
        </table:table-row>
        <table:table-row table:style-name="ro3">
          <table:table-cell table:style-name="ce8" office:value-type="float" office:value="2010" calcext:value-type="float">
            <text:p>2010</text:p>
          </table:table-cell>
          <table:table-cell table:style-name="ce19" office:value-type="float" office:value="1261169" calcext:value-type="float">
            <text:p>1 261 169</text:p>
          </table:table-cell>
          <table:table-cell table:style-name="ce31" office:value-type="float" office:value="119444" calcext:value-type="float">
            <text:p><text:s/>119 444</text:p>
          </table:table-cell>
          <table:table-cell table:style-name="ce31" office:value-type="float" office:value="95023" calcext:value-type="float">
            <text:p><text:s/>95 023</text:p>
          </table:table-cell>
          <table:table-cell table:style-name="ce31" office:value-type="float" office:value="103583" calcext:value-type="float">
            <text:p><text:s/>103 583</text:p>
          </table:table-cell>
          <table:table-cell table:style-name="ce31" office:value-type="float" office:value="99477" calcext:value-type="float">
            <text:p><text:s/>99 477</text:p>
          </table:table-cell>
          <table:table-cell table:style-name="ce31" office:value-type="float" office:value="103676" calcext:value-type="float">
            <text:p><text:s/>103 676</text:p>
          </table:table-cell>
          <table:table-cell table:style-name="ce31" office:value-type="float" office:value="109441" calcext:value-type="float">
            <text:p><text:s/>109 441</text:p>
          </table:table-cell>
          <table:table-cell table:style-name="ce31" office:value-type="float" office:value="113639" calcext:value-type="float">
            <text:p><text:s/>113 639</text:p>
          </table:table-cell>
          <table:table-cell table:style-name="ce31" office:value-type="float" office:value="113082" calcext:value-type="float">
            <text:p><text:s/>113 082</text:p>
          </table:table-cell>
          <table:table-cell table:style-name="ce31" office:value-type="float" office:value="110324" calcext:value-type="float">
            <text:p><text:s/>110 324</text:p>
          </table:table-cell>
          <table:table-cell table:style-name="ce31" office:value-type="float" office:value="104427" calcext:value-type="float">
            <text:p><text:s/>104 427</text:p>
          </table:table-cell>
          <table:table-cell table:style-name="ce31" office:value-type="float" office:value="101610" calcext:value-type="float">
            <text:p><text:s/>101 610</text:p>
          </table:table-cell>
          <table:table-cell table:style-name="ce31" office:value-type="float" office:value="87443" calcext:value-type="float">
            <text:p><text:s/>87 443</text:p>
          </table:table-cell>
          <table:table-cell table:number-columns-repeated="243"/>
        </table:table-row>
        <table:table-row table:style-name="ro3">
          <table:table-cell table:style-name="ce8" office:value-type="float" office:value="2011" calcext:value-type="float">
            <text:p>2011</text:p>
          </table:table-cell>
          <table:table-cell table:style-name="ce19" office:value-type="float" office:value="1252812" calcext:value-type="float">
            <text:p>1 252 812</text:p>
          </table:table-cell>
          <table:table-cell table:style-name="ce31" office:value-type="float" office:value="118547" calcext:value-type="float">
            <text:p><text:s/>118 547</text:p>
          </table:table-cell>
          <table:table-cell table:style-name="ce31" office:value-type="float" office:value="92484" calcext:value-type="float">
            <text:p><text:s/>92 484</text:p>
          </table:table-cell>
          <table:table-cell table:style-name="ce31" office:value-type="float" office:value="100992" calcext:value-type="float">
            <text:p><text:s/>100 992</text:p>
          </table:table-cell>
          <table:table-cell table:style-name="ce31" office:value-type="float" office:value="95348" calcext:value-type="float">
            <text:p><text:s/>95 348</text:p>
          </table:table-cell>
          <table:table-cell table:style-name="ce31" office:value-type="float" office:value="94131" calcext:value-type="float">
            <text:p><text:s/>94 131</text:p>
          </table:table-cell>
          <table:table-cell table:style-name="ce31" office:value-type="float" office:value="104086" calcext:value-type="float">
            <text:p><text:s/>104 086</text:p>
          </table:table-cell>
          <table:table-cell table:style-name="ce31" office:value-type="float" office:value="114390" calcext:value-type="float">
            <text:p><text:s/>114 390</text:p>
          </table:table-cell>
          <table:table-cell table:style-name="ce31" office:value-type="float" office:value="121152" calcext:value-type="float">
            <text:p><text:s/>121 152</text:p>
          </table:table-cell>
          <table:table-cell table:style-name="ce31" office:value-type="float" office:value="112959" calcext:value-type="float">
            <text:p><text:s/>112 959</text:p>
          </table:table-cell>
          <table:table-cell table:style-name="ce31" office:value-type="float" office:value="105048" calcext:value-type="float">
            <text:p><text:s/>105 048</text:p>
          </table:table-cell>
          <table:table-cell table:style-name="ce31" office:value-type="float" office:value="102970" calcext:value-type="float">
            <text:p><text:s/>102 970</text:p>
          </table:table-cell>
          <table:table-cell table:style-name="ce31" office:value-type="float" office:value="90705" calcext:value-type="float">
            <text:p><text:s/>90 705</text:p>
          </table:table-cell>
          <table:table-cell table:number-columns-repeated="243"/>
        </table:table-row>
        <table:table-row table:style-name="ro3">
          <table:table-cell table:style-name="ce8" office:value-type="float" office:value="2012" calcext:value-type="float">
            <text:p>2012</text:p>
          </table:table-cell>
          <table:table-cell table:style-name="ce19" office:value-type="float" office:value="1294605" calcext:value-type="float">
            <text:p>1 294 605</text:p>
          </table:table-cell>
          <table:table-cell table:style-name="ce31" office:value-type="float" office:value="119556" calcext:value-type="float">
            <text:p><text:s/>119 556</text:p>
          </table:table-cell>
          <table:table-cell table:style-name="ce31" office:value-type="float" office:value="99966" calcext:value-type="float">
            <text:p><text:s/>99 966</text:p>
          </table:table-cell>
          <table:table-cell table:style-name="ce31" office:value-type="float" office:value="105499" calcext:value-type="float">
            <text:p><text:s/>105 499</text:p>
          </table:table-cell>
          <table:table-cell table:style-name="ce31" office:value-type="float" office:value="98880" calcext:value-type="float">
            <text:p><text:s/>98 880</text:p>
          </table:table-cell>
          <table:table-cell table:style-name="ce31" office:value-type="float" office:value="105807" calcext:value-type="float">
            <text:p><text:s/>105 807</text:p>
          </table:table-cell>
          <table:table-cell table:style-name="ce31" office:value-type="float" office:value="110056" calcext:value-type="float">
            <text:p><text:s/>110 056</text:p>
          </table:table-cell>
          <table:table-cell table:style-name="ce31" office:value-type="float" office:value="118649" calcext:value-type="float">
            <text:p><text:s/>118 649</text:p>
          </table:table-cell>
          <table:table-cell table:style-name="ce31" office:value-type="float" office:value="123634" calcext:value-type="float">
            <text:p><text:s/>123 634</text:p>
          </table:table-cell>
          <table:table-cell table:style-name="ce31" office:value-type="float" office:value="110338" calcext:value-type="float">
            <text:p><text:s/>110 338</text:p>
          </table:table-cell>
          <table:table-cell table:style-name="ce31" office:value-type="float" office:value="108327" calcext:value-type="float">
            <text:p><text:s/>108 327</text:p>
          </table:table-cell>
          <table:table-cell table:style-name="ce31" office:value-type="float" office:value="102413" calcext:value-type="float">
            <text:p><text:s/>102 413</text:p>
          </table:table-cell>
          <table:table-cell table:style-name="ce31" office:value-type="float" office:value="91480" calcext:value-type="float">
            <text:p><text:s/>91 480</text:p>
          </table:table-cell>
          <table:table-cell table:number-columns-repeated="243"/>
        </table:table-row>
        <table:table-row table:style-name="ro3">
          <table:table-cell table:style-name="ce8" office:value-type="float" office:value="2013" calcext:value-type="float">
            <text:p>2013</text:p>
          </table:table-cell>
          <table:table-cell table:style-name="ce19" office:value-type="float" office:value="1297505" calcext:value-type="float">
            <text:p>1 297 505</text:p>
          </table:table-cell>
          <table:table-cell table:style-name="ce31" office:value-type="float" office:value="118373" calcext:value-type="float">
            <text:p><text:s/>118 373</text:p>
          </table:table-cell>
          <table:table-cell table:style-name="ce31" office:value-type="float" office:value="94803" calcext:value-type="float">
            <text:p><text:s/>94 803</text:p>
          </table:table-cell>
          <table:table-cell table:style-name="ce31" office:value-type="float" office:value="102471" calcext:value-type="float">
            <text:p><text:s/>102 471</text:p>
          </table:table-cell>
          <table:table-cell table:style-name="ce31" office:value-type="float" office:value="96865" calcext:value-type="float">
            <text:p><text:s/>96 865</text:p>
          </table:table-cell>
          <table:table-cell table:style-name="ce31" office:value-type="float" office:value="106757" calcext:value-type="float">
            <text:p><text:s/>106 757</text:p>
          </table:table-cell>
          <table:table-cell table:style-name="ce31" office:value-type="float" office:value="109672" calcext:value-type="float">
            <text:p><text:s/>109 672</text:p>
          </table:table-cell>
          <table:table-cell table:style-name="ce31" office:value-type="float" office:value="123758" calcext:value-type="float">
            <text:p><text:s/>123 758</text:p>
          </table:table-cell>
          <table:table-cell table:style-name="ce31" office:value-type="float" office:value="121625" calcext:value-type="float">
            <text:p><text:s/>121 625</text:p>
          </table:table-cell>
          <table:table-cell table:style-name="ce31" office:value-type="float" office:value="112913" calcext:value-type="float">
            <text:p><text:s/>112 913</text:p>
          </table:table-cell>
          <table:table-cell table:style-name="ce31" office:value-type="float" office:value="110716" calcext:value-type="float">
            <text:p><text:s/>110 716</text:p>
          </table:table-cell>
          <table:table-cell table:style-name="ce31" office:value-type="float" office:value="104182" calcext:value-type="float">
            <text:p><text:s/>104 182</text:p>
          </table:table-cell>
          <table:table-cell table:style-name="ce31" office:value-type="float" office:value="95370" calcext:value-type="float">
            <text:p><text:s/>95 370</text:p>
          </table:table-cell>
          <table:table-cell table:number-columns-repeated="243"/>
        </table:table-row>
        <table:table-row table:style-name="ro3">
          <table:table-cell table:style-name="ce8" office:value-type="float" office:value="2014" calcext:value-type="float">
            <text:p>2014</text:p>
          </table:table-cell>
          <table:table-cell table:style-name="ce19" office:value-type="float" office:value="1351088" calcext:value-type="float">
            <text:p>1 351 088</text:p>
          </table:table-cell>
          <table:table-cell table:style-name="ce31" office:value-type="float" office:value="121694" calcext:value-type="float">
            <text:p><text:s/>121 694</text:p>
          </table:table-cell>
          <table:table-cell table:style-name="ce31" office:value-type="float" office:value="96802" calcext:value-type="float">
            <text:p><text:s/>96 802</text:p>
          </table:table-cell>
          <table:table-cell table:style-name="ce31" office:value-type="float" office:value="105603" calcext:value-type="float">
            <text:p><text:s/>105 603</text:p>
          </table:table-cell>
          <table:table-cell table:style-name="ce31" office:value-type="float" office:value="105652" calcext:value-type="float">
            <text:p><text:s/>105 652</text:p>
          </table:table-cell>
          <table:table-cell table:style-name="ce31" office:value-type="float" office:value="112448" calcext:value-type="float">
            <text:p><text:s/>112 448</text:p>
          </table:table-cell>
          <table:table-cell table:style-name="ce31" office:value-type="float" office:value="115978" calcext:value-type="float">
            <text:p><text:s/>115 978</text:p>
          </table:table-cell>
          <table:table-cell table:style-name="ce31" office:value-type="float" office:value="129616" calcext:value-type="float">
            <text:p><text:s/>129 616</text:p>
          </table:table-cell>
          <table:table-cell table:style-name="ce31" office:value-type="float" office:value="126296" calcext:value-type="float">
            <text:p><text:s/>126 296</text:p>
          </table:table-cell>
          <table:table-cell table:style-name="ce31" office:value-type="float" office:value="119030" calcext:value-type="float">
            <text:p><text:s/>119 030</text:p>
          </table:table-cell>
          <table:table-cell table:style-name="ce31" office:value-type="float" office:value="111754" calcext:value-type="float">
            <text:p><text:s/>111 754</text:p>
          </table:table-cell>
          <table:table-cell table:style-name="ce31" office:value-type="float" office:value="105566" calcext:value-type="float">
            <text:p><text:s/>105 566</text:p>
          </table:table-cell>
          <table:table-cell table:style-name="ce31" office:value-type="float" office:value="100649" calcext:value-type="float">
            <text:p><text:s/>100 649</text:p>
          </table:table-cell>
          <table:table-cell table:number-columns-repeated="243"/>
        </table:table-row>
        <table:table-row table:style-name="ro3">
          <table:table-cell table:style-name="ce8" office:value-type="float" office:value="2015" calcext:value-type="float">
            <text:p>2015</text:p>
          </table:table-cell>
          <table:table-cell table:style-name="ce19" office:value-type="float" office:value="1336908" calcext:value-type="float">
            <text:p>1 336 908</text:p>
          </table:table-cell>
          <table:table-cell table:style-name="ce31" office:value-type="float" office:value="120373" calcext:value-type="float">
            <text:p><text:s/>120 373</text:p>
          </table:table-cell>
          <table:table-cell table:style-name="ce31" office:value-type="float" office:value="99169" calcext:value-type="float">
            <text:p><text:s/>99 169</text:p>
          </table:table-cell>
          <table:table-cell table:style-name="ce31" office:value-type="float" office:value="105792" calcext:value-type="float">
            <text:p><text:s/>105 792</text:p>
          </table:table-cell>
          <table:table-cell table:style-name="ce31" office:value-type="float" office:value="103110" calcext:value-type="float">
            <text:p><text:s/>103 110</text:p>
          </table:table-cell>
          <table:table-cell table:style-name="ce31" office:value-type="float" office:value="105254" calcext:value-type="float">
            <text:p><text:s/>105 254</text:p>
          </table:table-cell>
          <table:table-cell table:style-name="ce31" office:value-type="float" office:value="115681" calcext:value-type="float">
            <text:p><text:s/>115 681</text:p>
          </table:table-cell>
          <table:table-cell table:style-name="ce31" office:value-type="float" office:value="130945" calcext:value-type="float">
            <text:p><text:s/>130 945</text:p>
          </table:table-cell>
          <table:table-cell table:style-name="ce31" office:value-type="float" office:value="123296" calcext:value-type="float">
            <text:p><text:s/>123 296</text:p>
          </table:table-cell>
          <table:table-cell table:style-name="ce31" office:value-type="float" office:value="116428" calcext:value-type="float">
            <text:p><text:s/>116 428</text:p>
          </table:table-cell>
          <table:table-cell table:style-name="ce31" office:value-type="float" office:value="112839" calcext:value-type="float">
            <text:p><text:s/>112 839</text:p>
          </table:table-cell>
          <table:table-cell table:style-name="ce31" office:value-type="float" office:value="106319" calcext:value-type="float">
            <text:p><text:s/>106 319</text:p>
          </table:table-cell>
          <table:table-cell table:style-name="ce31" office:value-type="float" office:value="97702" calcext:value-type="float">
            <text:p><text:s/>97 702</text:p>
          </table:table-cell>
          <table:table-cell table:number-columns-repeated="243"/>
        </table:table-row>
        <table:table-row table:style-name="ro3">
          <table:table-cell table:style-name="ce8" office:value-type="float" office:value="2016" calcext:value-type="float">
            <text:p>2016</text:p>
          </table:table-cell>
          <table:table-cell table:style-name="ce20" office:value-type="float" office:value="1316204" calcext:value-type="float">
            <text:p>1 316 204</text:p>
          </table:table-cell>
          <table:table-cell table:style-name="ce32" office:value-type="float" office:value="114274" calcext:value-type="float">
            <text:p><text:s/>114 274</text:p>
          </table:table-cell>
          <table:table-cell table:style-name="ce32" office:value-type="float" office:value="100640" calcext:value-type="float">
            <text:p><text:s/>100 640</text:p>
          </table:table-cell>
          <table:table-cell table:style-name="ce32" office:value-type="float" office:value="105166" calcext:value-type="float">
            <text:p><text:s/>105 166</text:p>
          </table:table-cell>
          <table:table-cell table:style-name="ce32" office:value-type="float" office:value="101947" calcext:value-type="float">
            <text:p><text:s/>101 947</text:p>
          </table:table-cell>
          <table:table-cell table:style-name="ce32" office:value-type="float" office:value="104080" calcext:value-type="float">
            <text:p><text:s/>104 080</text:p>
          </table:table-cell>
          <table:table-cell table:style-name="ce32" office:value-type="float" office:value="117994" calcext:value-type="float">
            <text:p><text:s/>117 994</text:p>
          </table:table-cell>
          <table:table-cell table:style-name="ce32" office:value-type="float" office:value="120126" calcext:value-type="float">
            <text:p><text:s/>120 126</text:p>
          </table:table-cell>
          <table:table-cell table:style-name="ce32" office:value-type="float" office:value="124833" calcext:value-type="float">
            <text:p><text:s/>124 833</text:p>
          </table:table-cell>
          <table:table-cell table:style-name="ce32" office:value-type="float" office:value="114366" calcext:value-type="float">
            <text:p><text:s/>114 366</text:p>
          </table:table-cell>
          <table:table-cell table:style-name="ce32" office:value-type="float" office:value="107951" calcext:value-type="float">
            <text:p><text:s/>107 951</text:p>
          </table:table-cell>
          <table:table-cell table:style-name="ce32" office:value-type="float" office:value="104959" calcext:value-type="float">
            <text:p><text:s/>104 959</text:p>
          </table:table-cell>
          <table:table-cell table:style-name="ce32" office:value-type="float" office:value="99868" calcext:value-type="float">
            <text:p><text:s/>99 868</text:p>
          </table:table-cell>
          <table:table-cell table:number-columns-repeated="243"/>
        </table:table-row>
        <table:table-row table:style-name="ro3">
          <table:table-cell table:style-name="ce8" office:value-type="string" calcext:value-type="string">
            <text:p>2017<text:span text:style-name="T4">(r)</text:span></text:p>
          </table:table-cell>
          <table:table-cell table:style-name="ce20" office:value-type="float" office:value="1300258" calcext:value-type="float">
            <text:p>1 300 258</text:p>
          </table:table-cell>
          <table:table-cell table:style-name="ce32" office:value-type="float" office:value="115049" calcext:value-type="float">
            <text:p><text:s/>115 049</text:p>
          </table:table-cell>
          <table:table-cell table:style-name="ce32" office:value-type="float" office:value="95623" calcext:value-type="float">
            <text:p><text:s/>95 623</text:p>
          </table:table-cell>
          <table:table-cell table:style-name="ce32" office:value-type="float" office:value="101779" calcext:value-type="float">
            <text:p><text:s/>101 779</text:p>
          </table:table-cell>
          <table:table-cell table:style-name="ce32" office:value-type="float" office:value="96195" calcext:value-type="float">
            <text:p><text:s/>96 195</text:p>
          </table:table-cell>
          <table:table-cell table:style-name="ce32" office:value-type="float" office:value="106358" calcext:value-type="float">
            <text:p><text:s/>106 358</text:p>
          </table:table-cell>
          <table:table-cell table:style-name="ce32" office:value-type="float" office:value="115893" calcext:value-type="float">
            <text:p><text:s/>115 893</text:p>
          </table:table-cell>
          <table:table-cell table:style-name="ce32" office:value-type="float" office:value="122962" calcext:value-type="float">
            <text:p><text:s/>122 962</text:p>
          </table:table-cell>
          <table:table-cell table:style-name="ce32" office:value-type="float" office:value="122465" calcext:value-type="float">
            <text:p><text:s/>122 465</text:p>
          </table:table-cell>
          <table:table-cell table:style-name="ce32" office:value-type="float" office:value="110881" calcext:value-type="float">
            <text:p><text:s/>110 881</text:p>
          </table:table-cell>
          <table:table-cell table:style-name="ce32" office:value-type="float" office:value="108601" calcext:value-type="float">
            <text:p><text:s/>108 601</text:p>
          </table:table-cell>
          <table:table-cell table:style-name="ce32" office:value-type="float" office:value="104459" calcext:value-type="float">
            <text:p><text:s/>104 459</text:p>
          </table:table-cell>
          <table:table-cell table:style-name="ce32" office:value-type="float" office:value="99993" calcext:value-type="float">
            <text:p><text:s/>99 993</text:p>
          </table:table-cell>
          <table:table-cell table:style-name="ce16" table:number-columns-repeated="17"/>
          <table:table-cell table:style-name="ce54" table:number-columns-repeated="16353"/>
        </table:table-row>
        <table:table-row table:style-name="ro3">
          <table:table-cell table:style-name="ce8" office:value-type="string" calcext:value-type="string">
            <text:p>2018<text:span text:style-name="T4">(r)</text:span></text:p>
          </table:table-cell>
          <table:table-cell table:style-name="ce21" office:value-type="float" office:value="1256282" calcext:value-type="float">
            <text:p>1 256 282</text:p>
          </table:table-cell>
          <table:table-cell table:style-name="ce33" office:value-type="float" office:value="107616" calcext:value-type="float">
            <text:p><text:s/>107 616</text:p>
          </table:table-cell>
          <table:table-cell table:style-name="ce33" office:value-type="float" office:value="90079" calcext:value-type="float">
            <text:p><text:s/>90 079</text:p>
          </table:table-cell>
          <table:table-cell table:style-name="ce33" office:value-type="float" office:value="101348" calcext:value-type="float">
            <text:p><text:s/>101 348</text:p>
          </table:table-cell>
          <table:table-cell table:style-name="ce33" office:value-type="float" office:value="94867" calcext:value-type="float">
            <text:p><text:s/>94 867</text:p>
          </table:table-cell>
          <table:table-cell table:style-name="ce33" office:value-type="float" office:value="104804" calcext:value-type="float">
            <text:p><text:s/>104 804</text:p>
          </table:table-cell>
          <table:table-cell table:style-name="ce33" office:value-type="float" office:value="110453" calcext:value-type="float">
            <text:p><text:s/>110 453</text:p>
          </table:table-cell>
          <table:table-cell table:style-name="ce33" office:value-type="float" office:value="118063" calcext:value-type="float">
            <text:p><text:s/>118 063</text:p>
          </table:table-cell>
          <table:table-cell table:style-name="ce33" office:value-type="float" office:value="116800" calcext:value-type="float">
            <text:p><text:s/>116 800</text:p>
          </table:table-cell>
          <table:table-cell table:style-name="ce33" office:value-type="float" office:value="107184" calcext:value-type="float">
            <text:p><text:s/>107 184</text:p>
          </table:table-cell>
          <table:table-cell table:style-name="ce33" office:value-type="float" office:value="107915" calcext:value-type="float">
            <text:p><text:s/>107 915</text:p>
          </table:table-cell>
          <table:table-cell table:style-name="ce33" office:value-type="float" office:value="100527" calcext:value-type="float">
            <text:p><text:s/>100 527</text:p>
          </table:table-cell>
          <table:table-cell table:style-name="ce33" office:value-type="float" office:value="96626" calcext:value-type="float">
            <text:p><text:s/>96 626</text:p>
          </table:table-cell>
          <table:table-cell table:style-name="ce16" table:number-columns-repeated="17"/>
          <table:table-cell table:style-name="ce54" table:number-columns-repeated="16353"/>
        </table:table-row>
        <table:table-row table:style-name="ro3">
          <table:table-cell table:style-name="ce8" office:value-type="string" calcext:value-type="string">
            <text:p>2019<text:span text:style-name="T4">(r)</text:span></text:p>
          </table:table-cell>
          <table:table-cell table:style-name="ce21" office:value-type="float" office:value="1189939" calcext:value-type="float">
            <text:p>1 189 939</text:p>
          </table:table-cell>
          <table:table-cell table:style-name="ce33" office:value-type="float" office:value="104150" calcext:value-type="float">
            <text:p><text:s/>104 150</text:p>
          </table:table-cell>
          <table:table-cell table:style-name="ce33" office:value-type="float" office:value="85589" calcext:value-type="float">
            <text:p><text:s/>85 589</text:p>
          </table:table-cell>
          <table:table-cell table:style-name="ce33" office:value-type="float" office:value="96717" calcext:value-type="float">
            <text:p><text:s/>96 717</text:p>
          </table:table-cell>
          <table:table-cell table:style-name="ce33" office:value-type="float" office:value="93120" calcext:value-type="float">
            <text:p><text:s/>93 120</text:p>
          </table:table-cell>
          <table:table-cell table:style-name="ce33" office:value-type="float" office:value="105277" calcext:value-type="float">
            <text:p><text:s/>105 277</text:p>
          </table:table-cell>
          <table:table-cell table:style-name="ce33" office:value-type="float" office:value="98085" calcext:value-type="float">
            <text:p><text:s/>98 085</text:p>
          </table:table-cell>
          <table:table-cell table:style-name="ce33" office:value-type="float" office:value="112754" calcext:value-type="float">
            <text:p><text:s/>112 754</text:p>
          </table:table-cell>
          <table:table-cell table:style-name="ce33" office:value-type="float" office:value="109313" calcext:value-type="float">
            <text:p><text:s/>109 313</text:p>
          </table:table-cell>
          <table:table-cell table:style-name="ce33" office:value-type="float" office:value="100126" calcext:value-type="float">
            <text:p><text:s/>100 126</text:p>
          </table:table-cell>
          <table:table-cell table:style-name="ce33" office:value-type="float" office:value="98458" calcext:value-type="float">
            <text:p><text:s/>98 458</text:p>
          </table:table-cell>
          <table:table-cell table:style-name="ce33" office:value-type="float" office:value="93055" calcext:value-type="float">
            <text:p><text:s/>93 055</text:p>
          </table:table-cell>
          <table:table-cell table:style-name="ce33" office:value-type="float" office:value="93295" calcext:value-type="float">
            <text:p><text:s/>93 295</text:p>
          </table:table-cell>
          <table:table-cell table:style-name="ce16" table:number-columns-repeated="17"/>
          <table:table-cell table:style-name="ce54" table:number-columns-repeated="16353"/>
        </table:table-row>
        <table:table-row table:style-name="ro3">
          <table:table-cell table:style-name="ce8" office:value-type="string" calcext:value-type="string">
            <text:p>2020<text:span text:style-name="T4">(r)</text:span></text:p>
          </table:table-cell>
          <table:table-cell table:style-name="ce21" office:value-type="float" office:value="1117942" calcext:value-type="float">
            <text:p>1 117 942</text:p>
          </table:table-cell>
          <table:table-cell table:style-name="ce33" office:value-type="float" office:value="95065" calcext:value-type="float">
            <text:p><text:s/>95 065</text:p>
          </table:table-cell>
          <table:table-cell table:style-name="ce33" office:value-type="float" office:value="83578" calcext:value-type="float">
            <text:p><text:s/>83 578</text:p>
          </table:table-cell>
          <table:table-cell table:style-name="ce33" office:value-type="float" office:value="89664" calcext:value-type="float">
            <text:p><text:s/>89 664</text:p>
          </table:table-cell>
          <table:table-cell table:style-name="ce33" office:value-type="float" office:value="88703" calcext:value-type="float">
            <text:p><text:s/>88 703</text:p>
          </table:table-cell>
          <table:table-cell table:style-name="ce33" office:value-type="float" office:value="93322" calcext:value-type="float">
            <text:p><text:s/>93 322</text:p>
          </table:table-cell>
          <table:table-cell table:style-name="ce33" office:value-type="float" office:value="99396" calcext:value-type="float">
            <text:p><text:s/>99 396</text:p>
          </table:table-cell>
          <table:table-cell table:style-name="ce33" office:value-type="float" office:value="106183" calcext:value-type="float">
            <text:p><text:s/>106 183</text:p>
          </table:table-cell>
          <table:table-cell table:style-name="ce33" office:value-type="float" office:value="100673" calcext:value-type="float">
            <text:p><text:s/>100 673</text:p>
          </table:table-cell>
          <table:table-cell table:style-name="ce33" office:value-type="float" office:value="96217" calcext:value-type="float">
            <text:p><text:s/>96 217</text:p>
          </table:table-cell>
          <table:table-cell table:style-name="ce33" office:value-type="float" office:value="93609" calcext:value-type="float">
            <text:p><text:s/>93 609</text:p>
          </table:table-cell>
          <table:table-cell table:style-name="ce33" office:value-type="float" office:value="87715" calcext:value-type="float">
            <text:p><text:s/>87 715</text:p>
          </table:table-cell>
          <table:table-cell table:style-name="ce33" office:value-type="float" office:value="83817" calcext:value-type="float">
            <text:p><text:s/>83 817</text:p>
          </table:table-cell>
          <table:table-cell table:style-name="ce16" table:number-columns-repeated="17"/>
          <table:table-cell table:style-name="ce54" table:number-columns-repeated="16353"/>
        </table:table-row>
        <table:table-row table:style-name="ro3">
          <table:table-cell table:style-name="ce8" office:value-type="string" calcext:value-type="string">
            <text:p>2021<text:span text:style-name="T4">(r)</text:span></text:p>
          </table:table-cell>
          <table:table-cell table:style-name="ce19" office:value-type="float" office:value="1083336" calcext:value-type="float">
            <text:p>1 083 336</text:p>
          </table:table-cell>
          <table:table-cell table:style-name="ce31" office:value-type="float" office:value="80935" calcext:value-type="float">
            <text:p><text:s/>80 935</text:p>
          </table:table-cell>
          <table:table-cell table:style-name="ce31" office:value-type="float" office:value="77693" calcext:value-type="float">
            <text:p><text:s/>77 693</text:p>
          </table:table-cell>
          <table:table-cell table:style-name="ce31" office:value-type="float" office:value="86398" calcext:value-type="float">
            <text:p><text:s/>86 398</text:p>
          </table:table-cell>
          <table:table-cell table:style-name="ce32" office:value-type="float" office:value="83019" calcext:value-type="float">
            <text:p><text:s/>83 019</text:p>
          </table:table-cell>
          <table:table-cell table:style-name="ce32" office:value-type="float" office:value="88725" calcext:value-type="float">
            <text:p><text:s/>88 725</text:p>
          </table:table-cell>
          <table:table-cell table:style-name="ce32" office:value-type="float" office:value="94513" calcext:value-type="float">
            <text:p><text:s/>94 513</text:p>
          </table:table-cell>
          <table:table-cell table:style-name="ce32" office:value-type="float" office:value="99533" calcext:value-type="float">
            <text:p><text:s/>99 533</text:p>
          </table:table-cell>
          <table:table-cell table:style-name="ce31" office:value-type="float" office:value="100731" calcext:value-type="float">
            <text:p><text:s/>100 731</text:p>
          </table:table-cell>
          <table:table-cell table:style-name="ce31" office:value-type="float" office:value="97667" calcext:value-type="float">
            <text:p><text:s/>97 667</text:p>
          </table:table-cell>
          <table:table-cell table:style-name="ce31" office:value-type="float" office:value="93684" calcext:value-type="float">
            <text:p><text:s/>93 684</text:p>
          </table:table-cell>
          <table:table-cell table:style-name="ce31" office:value-type="float" office:value="92613" calcext:value-type="float">
            <text:p><text:s/>92 613</text:p>
          </table:table-cell>
          <table:table-cell table:style-name="ce31" office:value-type="float" office:value="87825" calcext:value-type="float">
            <text:p><text:s/>87 825</text:p>
          </table:table-cell>
          <table:table-cell table:number-columns-repeated="243"/>
        </table:table-row>
        <table:table-row table:style-name="ro3">
          <table:table-cell table:style-name="ce9" office:value-type="float" office:value="2022" calcext:value-type="float">
            <text:p>2022</text:p>
          </table:table-cell>
          <table:table-cell table:style-name="ce19" office:value-type="float" office:value="1035795" calcext:value-type="float">
            <text:p>1 035 795</text:p>
          </table:table-cell>
          <table:table-cell table:style-name="ce31" office:value-type="float" office:value="87230" calcext:value-type="float">
            <text:p><text:s/>87 230</text:p>
          </table:table-cell>
          <table:table-cell table:style-name="ce31" office:value-type="float" office:value="79349" calcext:value-type="float">
            <text:p><text:s/>79 349</text:p>
          </table:table-cell>
          <table:table-cell table:style-name="ce31" office:value-type="float" office:value="85349" calcext:value-type="float">
            <text:p><text:s/>85 349</text:p>
          </table:table-cell>
          <table:table-cell table:style-name="ce34" office:value-type="float" office:value="81689" calcext:value-type="float">
            <text:p><text:s/>81 689</text:p>
          </table:table-cell>
          <table:table-cell table:style-name="ce34" office:value-type="float" office:value="82511" calcext:value-type="float">
            <text:p><text:s/>82 511</text:p>
          </table:table-cell>
          <table:table-cell table:style-name="ce34" office:value-type="float" office:value="92594" calcext:value-type="float">
            <text:p><text:s/>92 594</text:p>
          </table:table-cell>
          <table:table-cell table:style-name="ce34" office:value-type="float" office:value="96800" calcext:value-type="float">
            <text:p><text:s/>96 800</text:p>
          </table:table-cell>
          <table:table-cell table:style-name="ce31" office:value-type="float" office:value="96175" calcext:value-type="float">
            <text:p><text:s/>96 175</text:p>
          </table:table-cell>
          <table:table-cell table:style-name="ce31" office:value-type="float" office:value="88728" calcext:value-type="float">
            <text:p><text:s/>88 728</text:p>
          </table:table-cell>
          <table:table-cell table:style-name="ce31" office:value-type="float" office:value="83474" calcext:value-type="float">
            <text:p><text:s/>83 474</text:p>
          </table:table-cell>
          <table:table-cell table:style-name="ce31" office:value-type="float" office:value="82065" calcext:value-type="float">
            <text:p><text:s/>82 065</text:p>
          </table:table-cell>
          <table:table-cell table:style-name="ce31" office:value-type="float" office:value="79831" calcext:value-type="float">
            <text:p><text:s/>79 831</text:p>
          </table:table-cell>
          <table:table-cell table:number-columns-repeated="243"/>
        </table:table-row>
        <table:table-row table:style-name="ro4">
          <table:table-cell table:style-name="ce10" office:value-type="string" calcext:value-type="string">
            <text:p>Kaynak: Nüfus ve Vatandaşlık İşleri Genel Müdürlüğü</text:p>
          </table:table-cell>
          <table:table-cell table:style-name="ce22" table:number-columns-repeated="4"/>
          <table:table-cell table:style-name="ce35"/>
          <table:table-cell table:style-name="ce36" table:number-columns-repeated="2"/>
          <table:table-cell table:style-name="ce40"/>
          <table:table-cell table:style-name="ce45" table:number-columns-repeated="5"/>
          <table:table-cell table:style-name="ce48" table:number-columns-repeated="3"/>
          <table:table-cell table:style-name="ce49" table:number-columns-repeated="17"/>
          <table:table-cell table:style-name="ce55" table:number-columns-repeated="16350"/>
        </table:table-row>
        <table:table-row table:style-name="ro4">
          <table:table-cell table:style-name="ce10" office:value-type="string" calcext:value-type="string">
            <text:p><text:s text:c="15"/>Sağlık Bakanlığı</text:p>
          </table:table-cell>
          <table:table-cell table:style-name="ce23" table:number-columns-repeated="7"/>
          <table:table-cell table:style-name="ce41" table:number-columns-repeated="6"/>
          <table:table-cell table:style-name="ce23" table:number-columns-repeated="17"/>
          <table:table-cell table:style-name="ce52" table:number-columns-repeated="16353"/>
        </table:table-row>
        <table:table-row table:style-name="ro4">
          <table:table-cell table:style-name="ce11" office:value-type="string" calcext:value-type="string">
            <text:p>Source: General Directorate of Civil Registration and Citizenship Affairs</text:p>
          </table:table-cell>
          <table:table-cell table:style-name="ce23" table:number-columns-repeated="7"/>
          <table:table-cell table:style-name="ce41" table:number-columns-repeated="6"/>
          <table:table-cell table:style-name="ce23" table:number-columns-repeated="17"/>
          <table:table-cell table:style-name="ce52" table:number-columns-repeated="16353"/>
        </table:table-row>
        <table:table-row table:style-name="ro4">
          <table:table-cell table:style-name="ce11" office:value-type="string" calcext:value-type="string">
            <text:p><text:s text:c="14"/>Ministry of Health</text:p>
          </table:table-cell>
          <table:table-cell table:style-name="ce23" table:number-columns-repeated="7"/>
          <table:table-cell table:style-name="ce24" table:number-columns-repeated="6"/>
          <table:table-cell table:number-columns-repeated="10"/>
          <table:table-cell table:style-name="ce23" table:number-columns-repeated="7"/>
          <table:table-cell table:style-name="ce52" table:number-columns-repeated="16353"/>
        </table:table-row>
        <table:table-row table:style-name="ro4">
          <table:table-cell table:style-name="ce10" office:value-type="string" calcext:value-type="string">
            <text:p>(r) Doğum verileri güncel idari kayıtlarla revize edilmiştir.</text:p>
          </table:table-cell>
          <table:table-cell table:number-columns-repeated="7"/>
          <table:table-cell table:style-name="ce24" table:number-columns-repeated="6"/>
          <table:table-cell table:number-columns-repeated="243"/>
        </table:table-row>
        <table:table-row table:style-name="ro5">
          <table:table-cell table:style-name="ce11" office:value-type="string" calcext:value-type="string">
            <text:p>(r) Birth data were revised with updated administrative records.</text:p>
          </table:table-cell>
          <table:table-cell table:number-columns-repeated="7"/>
          <table:table-cell table:style-name="ce24" table:number-columns-repeated="6"/>
          <table:table-cell table:number-columns-repeated="243"/>
        </table:table-row>
        <table:table-row table:style-name="ro5" table:number-rows-repeated="18">
          <table:table-cell table:number-columns-repeated="8"/>
          <table:table-cell table:style-name="ce24" table:number-columns-repeated="6"/>
          <table:table-cell table:number-columns-repeated="243"/>
        </table:table-row>
        <table:table-row table:style-name="ro5" table:number-rows-repeated="1048523">
          <table:table-cell table:number-columns-repeated="257"/>
        </table:table-row>
        <table:table-row table:style-name="ro5">
          <table:table-cell table:number-columns-repeated="257"/>
        </table:table-row>
        <table:named-expressions>
          <table:named-range table:name="Excel_BuiltIn_Print_Area" table:base-cell-address="$t47.$A$1" table:cell-range-address="$t47.$A$1:.$N$34" table:range-usable-as="print-range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Tur" svg:font-family="'Arial Tur'"/>
    <style:font-face style:name="Courier" svg:font-family="Courier" style:font-family-generic="roman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number-style style:name="N159">
      <number:number number:min-integer-digits="1"/>
      <number:text> </number:text>
    </number:number-style>
    <number:number-style style:name="N168">
      <number:number number:decimal-places="0" number:min-decimal-places="0" number:min-integer-digits="0" number:display-factor="1000"/>
    </number:number-style>
    <number:number-style style:name="N119P0" style:volatile="true">
      <number:text>₺</number:text>
      <number:number number:decimal-places="0" number:min-decimal-places="0" number:min-integer-digits="1" number:grouping="true"/>
    </number:number-style>
    <number:number-style style:name="N119">
      <number:text>-₺</number:text>
      <number:number number:decimal-places="0" number:min-decimal-places="0" number:min-integer-digits="1" number:grouping="true"/>
      <style:map style:condition="value()&gt;=0" style:apply-style-name="N119P0"/>
    </number:number-style>
    <number:number-style style:name="N120P0" style:volatile="true">
      <number:text>₺</number:text>
      <number:number number:decimal-places="0" number:min-decimal-places="0" number:min-integer-digits="1" number:grouping="true"/>
    </number:number-style>
    <number:number-style style:name="N120">
      <style:text-properties fo:color="#ff0000"/>
      <number:text>-₺</number:text>
      <number:number number:decimal-places="0" number:min-decimal-places="0" number:min-integer-digits="1" number:grouping="true"/>
      <style:map style:condition="value()&gt;=0" style:apply-style-name="N120P0"/>
    </number:number-style>
    <number:number-style style:name="N121P0" style:volatile="true">
      <number:text>₺</number:text>
      <number:number number:decimal-places="2" number:min-decimal-places="2" number:min-integer-digits="1" number:grouping="true"/>
    </number:number-style>
    <number:number-style style:name="N121">
      <number:text>-₺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2P0" style:volatile="true">
      <number:text>₺</number:text>
      <number:number number:decimal-places="2" number:min-decimal-places="2" number:min-integer-digits="1" number:grouping="true"/>
    </number:number-style>
    <number:number-style style:name="N122">
      <style:text-properties fo:color="#ff0000"/>
      <number:text>-₺</number:text>
      <number:number number:decimal-places="2" number:min-decimal-places="2" number:min-integer-digits="1" number:grouping="true"/>
      <style:map style:condition="value()&gt;=0" style:apply-style-name="N122P0"/>
    </number:number-style>
    <number:number-style style:name="N123P0" style:volatile="true">
      <number:number number:decimal-places="0" number:min-decimal-places="0" number:min-integer-digits="1" number:grouping="true"/>
    </number:number-style>
    <number:number-style style:name="N123">
      <number:text>-</number:text>
      <number:number number:decimal-places="0" number:min-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0" number:min-decimal-places="0" number:min-integer-digits="1" number:grouping="true"/>
    </number:number-style>
    <number:number-style style:name="N124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1" number:grouping="true"/>
    </number:number-style>
    <number:number-style style:name="N125">
      <number:text>-</number:text>
      <number:number number:decimal-places="2" number:min-decimal-places="2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</number:number-style>
    <number:number-style style:name="N126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6P0"/>
    </number:number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7P2" style:volatile="true">
      <number:text> </number:text>
      <number:fill-character> </number:fill-character>
      <number:text>-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text> ₺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8P1" style:volatile="true">
      <number:text>-₺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8P2" style:volatile="true">
      <number:text> ₺</number:text>
      <number:fill-character> </number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9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> ₺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0P1" style:volatile="true">
      <number:text>-₺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0P2" style:volatile="true">
      <number:text> ₺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5P0" style:volatile="true">
      <number:number number:decimal-places="0" number:min-decimal-places="0" number:min-integer-digits="1" number:grouping="true"/>
      <number:text> ₺</number:text>
    </number:number-style>
    <number:number-style style:name="N135">
      <number:text>-</number:text>
      <number:number number:decimal-places="0" number:min-decimal-places="0" number:min-integer-digits="1" number:grouping="true"/>
      <number:text> ₺</number:text>
      <style:map style:condition="value()&gt;=0" style:apply-style-name="N135P0"/>
    </number:number-style>
    <number:number-style style:name="N136P0" style:volatile="true">
      <number:number number:decimal-places="0" number:min-decimal-places="0" number:min-integer-digits="1" number:grouping="true"/>
      <number:text> ₺</number:text>
    </number:number-style>
    <number:number-style style:name="N136">
      <style:text-properties fo:color="#ff0000"/>
      <number:text>-</number:text>
      <number:number number:decimal-places="0" number:min-decimal-places="0" number:min-integer-digits="1" number:grouping="true"/>
      <number:text> ₺</number:text>
      <style:map style:condition="value()&gt;=0" style:apply-style-name="N136P0"/>
    </number:number-style>
    <number:number-style style:name="N137P0" style:volatile="true">
      <number:number number:decimal-places="2" number:min-decimal-places="2" number:min-integer-digits="1" number:grouping="true"/>
      <number:text> ₺</number:text>
    </number:number-style>
    <number:number-style style:name="N137">
      <number:text>-</number:text>
      <number:number number:decimal-places="2" number:min-decimal-places="2" number:min-integer-digits="1" number:grouping="true"/>
      <number:text> ₺</number:text>
      <style:map style:condition="value()&gt;=0" style:apply-style-name="N137P0"/>
    </number:number-style>
    <number:number-style style:name="N138P0" style:volatile="true">
      <number:number number:decimal-places="2" number:min-decimal-places="2" number:min-integer-digits="1" number:grouping="true"/>
      <number:text> ₺</number:text>
    </number:number-style>
    <number:number-style style:name="N138">
      <style:text-properties fo:color="#ff0000"/>
      <number:text>-</number:text>
      <number:number number:decimal-places="2" number:min-decimal-places="2" number:min-integer-digits="1" number:grouping="true"/>
      <number:text> ₺</number:text>
      <style:map style:condition="value()&gt;=0" style:apply-style-name="N138P0"/>
    </number:number-style>
    <number:number-style style:name="N139P0" style:volatile="true">
      <number:text> </number:text>
      <number:fill-character> </number:fill-character>
      <number:number number:decimal-places="0" number:min-decimal-places="0" number:min-integer-digits="1" number:grouping="true"/>
      <number:text> ₺ </number:text>
    </number:number-style>
    <number:number-style style:name="N139P1" style:volatile="true">
      <number:text>-</number:text>
      <number:fill-character> </number:fill-character>
      <number:number number:decimal-places="0" number:min-decimal-places="0" number:min-integer-digits="1" number:grouping="true"/>
      <number:text> ₺ </number:text>
    </number:number-style>
    <number:number-style style:name="N139P2" style:volatile="true">
      <number:text> </number:text>
      <number:fill-character> </number:fill-character>
      <number:text>- ₺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0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4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40P2" style:volatile="true">
      <number:text> </number:text>
      <number:fill-character> </number:fill-character>
      <number:text>-   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1P0" style:volatile="true">
      <number:text> </number:text>
      <number:fill-character> </number:fill-character>
      <number:number number:decimal-places="2" number:min-decimal-places="2" number:min-integer-digits="1" number:grouping="true"/>
      <number:text> ₺ </number:text>
    </number:number-style>
    <number:number-style style:name="N141P1" style:volatile="true">
      <number:text>-</number:text>
      <number:fill-character> </number:fill-character>
      <number:number number:decimal-places="2" number:min-decimal-places="2" number:min-integer-digits="1" number:grouping="true"/>
      <number:text> ₺ </number:text>
    </number:number-style>
    <number:number-style style:name="N14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₺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3P0" style:volatile="true">
      <number:number number:decimal-places="0" number:min-decimal-places="0" number:min-integer-digits="1" number:grouping="true"/>
      <number:text> TL</number:text>
    </number:number-style>
    <number:number-style style:name="N143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43P0"/>
    </number:number-style>
    <number:number-style style:name="N144P0" style:volatile="true">
      <number:number number:decimal-places="0" number:min-decimal-places="0" number:min-integer-digits="1" number:grouping="true"/>
      <number:text> TL</number:text>
    </number:number-style>
    <number:number-style style:name="N144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44P0"/>
    </number:number-style>
    <number:number-style style:name="N145P0" style:volatile="true">
      <number:number number:decimal-places="2" number:min-decimal-places="2" number:min-integer-digits="1" number:grouping="true"/>
      <number:text> TL</number:text>
    </number:number-style>
    <number:number-style style:name="N145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45P0"/>
    </number:number-style>
    <number:number-style style:name="N146P0" style:volatile="true">
      <number:number number:decimal-places="2" number:min-decimal-places="2" number:min-integer-digits="1" number:grouping="true"/>
      <number:text> TL</number:text>
    </number:number-style>
    <number:number-style style:name="N146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46P0"/>
    </number:number-style>
    <number:number-style style:name="N147P0" style:volatile="true">
      <number:text> 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47P1" style:volatile="true">
      <number:text>-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47P2" style:volatile="true">
      <number:text> </number:text>
      <number:fill-character> </number:fill-character>
      <number:text>- TL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8P0" style:volatile="true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48P1" style:volatile="true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48P2" style:volatile="true">
      <number:text> </number:text>
      <number:fill-character> </number:fill-character>
      <number:text>-     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49P0" style:volatile="true">
      <number:text> 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49P1" style:volatile="true">
      <number:text>-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4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TL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50P1" style:volatile="true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5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51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51P0"/>
    </number:number-style>
    <number:number-style style:name="N152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52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52P0"/>
    </number:number-style>
    <number:number-style style:name="N153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53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53P0"/>
    </number:number-style>
    <number:number-style style:name="N154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54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54P0"/>
    </number:number-style>
    <number:number-style style:name="N155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5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5P2" style:volatile="true">
      <number:text> $</number:text>
      <number:fill-character> </number:fill-character>
      <number:text>-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6P2" style:volatile="true">
      <number:text> </number:text>
      <number:fill-character> </number:fill-character>
      <number:text>- </number:text>
    </number:number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7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7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7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">
      <number:number number:decimal-places="0" number:min-decimal-places="0" number:min-integer-digits="1">
        <number:embedded-text number:position="7"> </number:embedded-text>
        <number:embedded-text number:position="4"> </number:embedded-text>
      </number:number>
    </number:number-style>
    <number:number-style style:name="N161">
      <number:number number:decimal-places="0" number:min-decimal-places="0" number:min-integer-digits="1">
        <number:embedded-text number:position="6"> </number:embedded-text>
        <number:embedded-text number:position="3"> </number:embedded-text>
      </number:number>
    </number:number-style>
    <number:number-style style:name="N162">
      <number:number number:decimal-places="0" number:min-decimal-places="0" number:min-integer-digits="0">
        <number:embedded-text number:position="6"> </number:embedded-text>
        <number:embedded-text number:position="3"> </number:embedded-text>
      </number:number>
    </number:number-style>
    <number:number-style style:name="N163">
      <number:number number:decimal-places="0" number:min-decimal-places="0" number:min-integer-digits="1">
        <number:embedded-text number:position="9"> </number:embedded-text>
        <number:embedded-text number:position="6"> </number:embedded-text>
        <number:embedded-text number:position="3"> </number:embedded-text>
      </number:number>
    </number:number-style>
    <number:number-style style:name="N164P0" style:volatile="true">
      <number:text>Yes</number:text>
    </number:number-style>
    <number:number-style style:name="N164P1" style:volatile="true">
      <number:text>Yes</number:text>
    </number:number-style>
    <number:number-style style:name="N164">
      <number:text>No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number:text>True</number:text>
    </number:number-style>
    <number:number-style style:name="N165P1" style:volatile="true">
      <number:text>True</number:text>
    </number:number-style>
    <number:number-style style:name="N165">
      <number:text>False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number:text>On</number:text>
    </number:number-style>
    <number:number-style style:name="N166P1" style:volatile="true">
      <number:text>On</number:text>
    </number:number-style>
    <number:number-style style:name="N166">
      <number:text>Off</number:text>
      <style:map style:condition="value()&gt;0" style:apply-style-name="N166P0"/>
      <style:map style:condition="value()&lt;0" style:apply-style-name="N166P1"/>
    </number:number-style>
    <number:currency-style style:name="N167P0" style:volatile="true">
      <number:currency-symbol number:language="en" number:country="IN"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167">
      <style:text-properties fo:color="#ff0000"/>
      <number:text>(</number:text>
      <number:currency-symbol number:language="en" number:country="IN"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167P0"/>
    </number:currency-style>
    <number:number-style style:name="N169">
      <number:number number:decimal-places="1" number:min-decimal-places="1" number:min-integer-digits="1"/>
    </number:number-style>
    <number:number-style style:name="N170P0" style:volatile="true">
      <number:text>Evet</number:text>
    </number:number-style>
    <number:number-style style:name="N170P1" style:volatile="true">
      <number:text>Evet</number:text>
    </number:number-style>
    <number:number-style style:name="N170">
      <number:text>Hayır</number:text>
      <style:map style:condition="value()&gt;0" style:apply-style-name="N170P0"/>
      <style:map style:condition="value()&lt;0" style:apply-style-name="N170P1"/>
    </number:number-style>
    <number:number-style style:name="N171P0" style:volatile="true">
      <number:text>Doğru</number:text>
    </number:number-style>
    <number:number-style style:name="N171P1" style:volatile="true">
      <number:text>Doğru</number:text>
    </number:number-style>
    <number:number-style style:name="N171">
      <number:text>Yanlış</number:text>
      <style:map style:condition="value()&gt;0" style:apply-style-name="N171P0"/>
      <style:map style:condition="value()&lt;0" style:apply-style-name="N171P1"/>
    </number:number-style>
    <number:number-style style:name="N172P0" style:volatile="true">
      <number:text>Açık</number:text>
    </number:number-style>
    <number:number-style style:name="N172P1" style:volatile="true">
      <number:text>Açık</number:text>
    </number:number-style>
    <number:number-style style:name="N172">
      <number:text>Kapalı</number:text>
      <style:map style:condition="value()&gt;0" style:apply-style-name="N172P0"/>
      <style:map style:condition="value()&lt;0" style:apply-style-name="N172P1"/>
    </number:number-style>
    <number:currency-style style:name="N173P0" style:volatile="true">
      <number:currency-symbol number:language="en" number:country="IN">¥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173">
      <style:text-properties fo:color="#ff0000"/>
      <number:text>(</number:text>
      <number:currency-symbol number:language="en" number:country="IN"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173P0"/>
    </number:currency-style>
    <number:date-style style:name="N10118" number:language="tr" number:country="TR">
      <number:day/>
      <number:text> </number:text>
      <number:month number:style="long" number:textual="true"/>
      <number:text> </number:text>
      <number:year number:style="long"/>
      <number:text> </number:text>
      <number:day-of-week number:style="long"/>
    </number:date-style>
    <style:style style:name="Default" style:family="table-cell" style:data-style-name="N2">
      <style:table-cell-properties fo:padding="0.071cm" style:rotation-align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 style:data-style-name="N168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800000" style:text-outline="false" style:text-line-through-style="none" style:text-line-through-type="none" style:font-name="Courier" fo:font-family="Courier" style:font-family-generic="roman" style:font-pitch="variable" fo:font-size="1pt" fo:font-style="normal" fo:text-shadow="none" style:text-underline-style="none" fo:font-weight="bold" style:font-size-asian="1pt" style:font-style-asian="normal" style:font-weight-asian="bold" style:font-size-complex="1pt" style:font-style-complex="normal" style:font-weight-complex="bold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Date" style:family="table-cell" style:parent-style-name="Default" style:data-style-name="N168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800000" style:text-outline="false" style:text-line-through-style="none" style:text-line-through-type="none" style:font-name="Courier" fo:font-family="Courier" style:font-family-generic="roman" style:font-pitch="variable" fo:font-size="1pt" fo:font-style="normal" fo:text-shadow="none" style:text-underline-style="none" fo:font-weight="normal" style:font-size-asian="1pt" style:font-style-asian="normal" style:font-weight-asian="normal" style:font-size-complex="1pt" style:font-style-complex="normal" style:font-weight-complex="normal"/>
    </style:style>
    <style:style style:name="Fixed" style:family="table-cell" style:parent-style-name="Default" style:data-style-name="N168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800000" style:text-outline="false" style:text-line-through-style="none" style:text-line-through-type="none" style:font-name="Courier" fo:font-family="Courier" style:font-family-generic="roman" style:font-pitch="variable" fo:font-size="1pt" fo:font-style="normal" fo:text-shadow="none" style:text-underline-style="none" fo:font-weight="normal" style:font-size-asian="1pt" style:font-style-asian="normal" style:font-weight-asian="normal" style:font-size-complex="1pt" style:font-style-complex="normal" style:font-weight-complex="normal"/>
    </style:style>
    <style:style style:name="Heading_20_1" style:display-name="Heading 1" style:family="table-cell" style:parent-style-name="Default" style:data-style-name="N168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800000" style:text-outline="false" style:text-line-through-style="none" style:text-line-through-type="none" style:font-name="Courier" fo:font-family="Courier" style:font-family-generic="roman" style:font-pitch="variable" fo:font-size="1pt" fo:font-style="normal" fo:text-shadow="none" style:text-underline-style="none" fo:font-weight="bold" style:font-size-asian="1pt" style:font-style-asian="normal" style:font-weight-asian="bold" style:font-size-complex="1pt" style:font-style-complex="normal" style:font-weight-complex="bold"/>
    </style:style>
    <style:style style:name="Heading2" style:family="table-cell" style:parent-style-name="Default" style:data-style-name="N168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800000" style:text-outline="false" style:text-line-through-style="none" style:text-line-through-type="none" style:font-name="Courier" fo:font-family="Courier" style:font-family-generic="roman" style:font-pitch="variable" fo:font-size="1pt" fo:font-style="normal" fo:text-shadow="none" style:text-underline-style="none" fo:font-weight="bold" style:font-size-asian="1pt" style:font-style-asian="normal" style:font-weight-asian="bold" style:font-size-complex="1pt" style:font-style-complex="normal" style:font-weight-complex="bold"/>
    </style:style>
    <style:style style:name="Normal_20_2" style:display-name="Normal 2" style:family="table-cell" style:parent-style-name="Default" style:data-style-name="N159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ourier" fo:font-family="Courier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Normal_20_2_20_2" style:display-name="Normal 2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 Tur" fo:font-family="'Arial Tur'" fo:font-size="10pt" fo:font-style="normal" fo:text-shadow="none" style:text-underline-style="none" fo:font-weight="normal" style:font-size-asian="10pt" style:font-style-asian="normal" style:font-weight-asian="normal" style:font-name-complex="Arial Tur" style:font-family-complex="'Arial Tur'" style:font-size-complex="10pt" style:font-style-complex="normal" style:font-weight-complex="normal"/>
    </style:style>
    <style:style style:name="Normal_20_3" style:display-name="Normal 3" style:family="table-cell" style:parent-style-name="Default" style:data-style-name="N159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ourier" fo:font-family="Courier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Normal_5f_10923_5f_94_5f_1_5f_19.10.2012" style:display-name="Normal_10923_94_1_19.10.201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 Tur" fo:font-family="'Arial Tur'" fo:font-size="10pt" fo:font-style="normal" fo:text-shadow="none" style:text-underline-style="none" fo:font-weight="normal" style:font-size-asian="10pt" style:font-style-asian="normal" style:font-weight-asian="normal" style:font-name-complex="Arial Tur" style:font-family-complex="'Arial Tur'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499cm" fo:margin-bottom="1.499cm" fo:margin-left="1.9cm" fo:margin-right="1.9cm" style:print-page-order="ltr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t47" style:display-name="PageStyle_t47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1999-02-04T16:03:42</meta:creation-date>
    <dc:date>2024-01-29T12:12:21.184119131</dc:date>
    <meta:print-date>2023-05-11T16:34:42</meta:print-date>
    <meta:editing-duration>PT1M5S</meta:editing-duration>
    <meta:editing-cycles>1</meta:editing-cycles>
    <meta:document-statistic meta:table-count="1" meta:cell-count="346" meta:object-count="0"/>
    <meta:generator>LibreOffice/7.5.9.2$Linux_X86_64 LibreOffice_project/50$Build-2</meta:generator>
  </office:meta>
</office:document-meta>
</file>